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"Wanna board a ferry?"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"At the moment, we have ferries goin' east
and north."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"Huh?"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"Y... You're seriously gonna take that one...?"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"No, no reason..."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"Different strokes for different folks..."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02:11+01:00</meta:creation-date>
    <dc:date>2019-12-13T21:0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